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4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/>
    </style:style>
    <style:style style:name="ce3" style:family="table-cell" style:parent-style-name="Default"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>
      <style:text-properties style:font-name="Arial"/>
    </style:style>
  </office:automatic-styles>
  <office:body>
    <office:spreadsheet>
      <table:calculation-settings table:automatic-find-labels="false"/>
      <table:table table:name="Arbitrage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BTC used to buy ETH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TH bought</text:p>
          </table:table-cell>
          <table:table-cell table:style-name="ce4" office:value-type="float" office:value="0.076396" calcext:value-type="float">
            <text:p>0,0763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TC ask-price at buy-low exchang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oloniex</text:p>
          </table:table-cell>
          <table:table-cell office:value-type="float" office:value="0.076396" calcext:value-type="float">
            <text:p>0,0763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TC bid-price at sell-high exchang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itfinex</text:p>
          </table:table-cell>
          <table:table-cell office:value-type="float" office:value="0.076485" calcext:value-type="float">
            <text:p>0,0764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e at buy-low exchang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oloniex</text:p>
          </table:table-cell>
          <table:table-cell table:style-name="ce5" office:value-type="percentage" office:value="0.0025" calcext:value-type="percentage">
            <text:p>0,25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e at sell-high exchang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itfinex</text:p>
          </table:table-cell>
          <table:table-cell table:style-name="ce5" office:value-type="percentage" office:value="0.002" calcext:value-type="percentage">
            <text:p>0,20%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TC gained by the arbitrag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16:35:51.176000000</meta:creation-date>
    <dc:date>2017-10-01T16:36:07.019000000</dc:date>
    <meta:editing-duration>PT16S</meta:editing-duration>
    <meta:editing-cycles>1</meta:editing-cycles>
    <meta:document-statistic meta:table-count="1" meta:cell-count="18" meta:object-count="0"/>
    <meta:generator>LibreOffice/5.0.4.2$Windows_x86 LibreOffice_project/2b9802c1994aa0b7dc6079e128979269cf95bc78</meta:generator>
  </office:meta>
</office:document-meta>
</file>